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7.60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Org_Uni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Org_Unit_TL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Org_Unit_TL.C1048576">
          <table:error-message table:message-type="stop" table:display="true"/>
        </table:content-validation>
      </table:content-validations>
      <table:table table:name="Org_Un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Set of books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Update</text:p>
          </table:table-cell>
          <table:table-cell office:value-type="float" office:value="10000081">
            <text:p>10000081</text:p>
          </table:table-cell>
          <table:table-cell office:value-type="string">
            <text:p>300000000000001</text:p>
          </table:table-cell>
          <table:table-cell office:value-type="string">
            <text:p>upload_test</text:p>
          </table:table-cell>
        </table:table-row>
        <table:table-row table:style-name="ro1" table:number-rows-repeated="9999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Org_Unit_TL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content-validation-name="val2"/>
          <table:table-cell/>
          <table:table-cell table:content-validation-name="val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6/10/2020</text:date>, <text:time>14:2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H7M3S</meta:editing-duration>
    <meta:editing-cycles>8</meta:editing-cycles>
    <meta:initial-creator>user user</meta:initial-creator>
    <dc:date>2020-10-26T14:24:45.03</dc:date>
    <dc:creator>Sachin Patel</dc:creator>
    <meta:document-statistic meta:table-count="2" meta:cell-count="12" meta:object-count="0"/>
  </office:meta>
</office:document-meta>
</file>